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409AA74BC0.png" manifest:media-type=""/>
  <manifest:file-entry manifest:full-path="Pictures/1000000000000280000001403B3B0744.png" manifest:media-type=""/>
  <manifest:file-entry manifest:full-path="Pictures/100000000000028000000140C2D2406B.png" manifest:media-type=""/>
  <manifest:file-entry manifest:full-path="Pictures/1000000000000280000001400C6D2A94.png" manifest:media-type=""/>
  <manifest:file-entry manifest:full-path="Pictures/100000000000028000000140EE25AC3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28000000140EE25AC3A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280000001400C6D2A94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28000000140C2D2406B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280000001403B3B0744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280000001409AA74BC0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0.2cm" svg:y="0.3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8.8cm" svg:y="0.3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0.2cm" svg:y="4.7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8.8cm" svg:y="4.7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0.2cm" svg:y="9.1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4:15:46.903670420</dc:date>
    <meta:editing-duration>PT47M9S</meta:editing-duration>
    <meta:editing-cycles>18</meta:editing-cycles>
    <meta:generator>LibreOffice/4.1.5.3$Linux_X86_64 LibreOffice_project/410m0$Build-3</meta:generator>
    <meta:document-statistic meta:object-count="30"/>
  </office:meta>
</office:document-meta>
</file>